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Text_20_body">
      <style:text-properties fo:font-size="12pt" officeooo:rsid="010bafbe" officeooo:paragraph-rsid="010df5b4" style:font-size-asian="12pt" style:font-size-complex="12pt"/>
    </style:style>
    <style:style style:name="P2" style:family="paragraph" style:parent-style-name="Text_20_body">
      <style:text-properties fo:font-size="12pt" officeooo:rsid="010c9770" officeooo:paragraph-rsid="010df5b4" style:font-size-asian="12pt" style:font-size-complex="12pt"/>
    </style:style>
    <style:style style:name="P3" style:family="paragraph" style:parent-style-name="Standard">
      <style:text-properties officeooo:rsid="012fd0fb" officeooo:paragraph-rsid="012fd0fb"/>
    </style:style>
    <style:style style:name="P4" style:family="paragraph" style:parent-style-name="Text_20_body">
      <style:text-properties fo:font-size="12pt" fo:font-weight="normal" officeooo:rsid="012e4bb0" officeooo:paragraph-rsid="012fd0fb" style:font-size-asian="12pt" style:font-weight-asian="normal" style:font-size-complex="12pt" style:font-weight-complex="normal"/>
    </style:style>
    <style:style style:name="P5" style:family="paragraph" style:parent-style-name="Text_20_body">
      <style:text-properties fo:font-size="12pt" fo:font-weight="normal" officeooo:rsid="012e4bb0" officeooo:paragraph-rsid="013155fd" style:font-size-asian="12pt" style:font-weight-asian="normal" style:font-size-complex="12pt" style:font-weight-complex="normal"/>
    </style:style>
    <style:style style:name="P6" style:family="paragraph" style:parent-style-name="Text_20_body">
      <style:text-properties fo:font-size="12pt" officeooo:rsid="0131df24" officeooo:paragraph-rsid="0131df24" style:font-size-asian="10.5pt" style:font-size-complex="12pt"/>
    </style:style>
    <style:style style:name="P7" style:family="paragraph" style:parent-style-name="Text_20_body">
      <style:text-properties fo:font-size="12pt" officeooo:rsid="0131df24" officeooo:paragraph-rsid="0134b986" style:font-size-asian="10.5pt" style:font-size-complex="12pt"/>
    </style:style>
    <style:style style:name="P8" style:family="paragraph" style:parent-style-name="Text_20_body">
      <style:text-properties fo:font-size="12pt" officeooo:rsid="013211d3" officeooo:paragraph-rsid="013211d3" style:font-size-asian="10.5pt" style:font-size-complex="12pt"/>
    </style:style>
    <style:style style:name="P9" style:family="paragraph" style:parent-style-name="Text_20_body">
      <style:text-properties fo:font-size="12pt" officeooo:rsid="013211d3" officeooo:paragraph-rsid="013370ab" style:font-size-asian="10.5pt" style:font-size-complex="12pt"/>
    </style:style>
    <style:style style:name="P10" style:family="paragraph" style:parent-style-name="Text_20_body">
      <style:text-properties fo:font-size="12pt" officeooo:rsid="013255ed" officeooo:paragraph-rsid="013255ed" style:font-size-asian="10.5pt" style:font-size-complex="12pt"/>
    </style:style>
    <style:style style:name="P11" style:family="paragraph" style:parent-style-name="Text_20_body" style:list-style-name="L1">
      <style:text-properties fo:font-size="12pt" officeooo:rsid="013255ed" officeooo:paragraph-rsid="013255ed" style:font-size-asian="10.5pt" style:font-size-complex="12pt"/>
    </style:style>
    <style:style style:name="P12" style:family="paragraph" style:parent-style-name="Text_20_body">
      <style:text-properties fo:font-size="12pt" officeooo:rsid="01335a00" officeooo:paragraph-rsid="01335a00" style:font-size-asian="10.5pt" style:font-size-complex="12pt"/>
    </style:style>
    <style:style style:name="P13" style:family="paragraph" style:parent-style-name="Text_20_body">
      <style:text-properties fo:font-size="12pt" officeooo:rsid="013370ab" officeooo:paragraph-rsid="0134b986" style:font-size-asian="10.5pt" style:font-size-complex="12pt"/>
    </style:style>
    <style:style style:name="P14" style:family="paragraph" style:parent-style-name="Text_20_body">
      <style:text-properties fo:font-size="12pt" officeooo:rsid="0134b986" officeooo:paragraph-rsid="0134b986" style:font-size-asian="10.5pt" style:font-size-complex="12pt"/>
    </style:style>
    <style:style style:name="P15" style:family="paragraph" style:parent-style-name="Text_20_body">
      <style:text-properties fo:font-size="12pt" officeooo:rsid="0134b986" officeooo:paragraph-rsid="0135c665" style:font-size-asian="10.5pt" style:font-size-complex="12pt"/>
    </style:style>
    <style:style style:name="P16" style:family="paragraph" style:parent-style-name="Text_20_body">
      <style:text-properties officeooo:rsid="00ba1ae0" officeooo:paragraph-rsid="01093b97"/>
    </style:style>
    <style:style style:name="P17" style:family="paragraph" style:parent-style-name="Text_20_body">
      <style:text-properties officeooo:rsid="012e4bb0" officeooo:paragraph-rsid="012e4bb0"/>
    </style:style>
    <style:style style:name="P18" style:family="paragraph" style:parent-style-name="Text_20_body">
      <style:text-properties officeooo:rsid="012e4bb0" officeooo:paragraph-rsid="012fd0fb"/>
    </style:style>
    <style:style style:name="P19" style:family="paragraph" style:parent-style-name="Table_20_Contents">
      <style:text-properties style:font-name="Liberation Mono" fo:font-size="10pt" officeooo:paragraph-rsid="012e4bb0" style:font-size-asian="10pt" style:font-size-complex="10pt"/>
    </style:style>
    <style:style style:name="P20" style:family="paragraph" style:parent-style-name="Heading_20_1">
      <style:text-properties style:font-name="Liberation Serif" fo:font-size="16pt" officeooo:rsid="002fd4f2" officeooo:paragraph-rsid="002fd4f2" style:font-size-asian="16pt" style:font-size-complex="16pt"/>
    </style:style>
    <style:style style:name="P21" style:family="paragraph" style:parent-style-name="Heading_20_3">
      <style:text-properties fo:font-size="13pt" officeooo:paragraph-rsid="010df5b4" style:font-size-asian="13pt" style:font-size-complex="13pt"/>
    </style:style>
    <style:style style:name="P22" style:family="paragraph" style:parent-style-name="Heading_20_2">
      <style:text-properties style:font-name="Liberation Serif" fo:font-size="14pt" officeooo:rsid="00a3fbe1" officeooo:paragraph-rsid="00a3fbe1" style:font-size-asian="14pt" style:font-size-complex="14pt"/>
    </style:style>
    <style:style style:name="P23" style:family="paragraph" style:parent-style-name="Heading_20_2">
      <style:text-properties fo:font-size="14pt" style:font-size-asian="14pt" style:font-size-complex="14pt"/>
    </style:style>
    <style:style style:name="P24" style:family="paragraph" style:parent-style-name="Heading_20_2">
      <style:text-properties fo:font-size="14pt" officeooo:rsid="012e4bb0" officeooo:paragraph-rsid="012e4bb0" style:font-size-asian="14pt" style:font-size-complex="14pt"/>
    </style:style>
    <style:style style:name="P25" style:family="paragraph" style:parent-style-name="Heading_20_2">
      <style:text-properties fo:font-size="14pt" officeooo:rsid="0131df24" officeooo:paragraph-rsid="0131df24" style:font-size-asian="14pt" style:font-size-complex="14pt"/>
    </style:style>
    <style:style style:name="T1" style:family="text">
      <style:text-properties style:font-name="Liberation Serif" fo:font-size="12pt" officeooo:rsid="00be606b" style:font-size-asian="10.5pt" style:font-size-complex="12pt"/>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12e4bb0" style:font-size-asian="12pt" style:font-size-complex="12pt"/>
    </style:style>
    <style:style style:name="T4" style:family="text">
      <style:text-properties style:font-name="Liberation Serif" fo:font-size="12pt" officeooo:rsid="012fd0fb" style:font-size-asian="12pt" style:font-size-complex="12pt"/>
    </style:style>
    <style:style style:name="T5" style:family="text">
      <style:text-properties style:font-name="Liberation Serif" fo:font-size="12pt" fo:font-weight="bold" officeooo:rsid="012881c2" style:font-size-asian="12pt" style:font-weight-asian="bold" style:font-size-complex="12pt" style:font-weight-complex="bold"/>
    </style:style>
    <style:style style:name="T6" style:family="text">
      <style:text-properties style:font-name="Liberation Serif" fo:font-size="12pt" fo:font-weight="bold" officeooo:rsid="01374128" style:font-size-asian="12pt" style:font-weight-asian="bold" style:font-size-complex="12pt" style:font-weight-complex="bold"/>
    </style:style>
    <style:style style:name="T7" style:family="text">
      <style:text-properties style:font-name="Liberation Serif" fo:font-size="12pt" fo:font-weight="bold" officeooo:rsid="012fd0fb" style:font-size-asian="12pt" style:font-weight-asian="bold" style:font-size-complex="12pt" style:font-weight-complex="bold"/>
    </style:style>
    <style:style style:name="T8" style:family="text">
      <style:text-properties style:font-name="Liberation Serif" fo:font-size="12pt" fo:font-weight="normal" officeooo:rsid="01374128" style:font-size-asian="12pt" style:font-weight-asian="normal" style:font-size-complex="12pt" style:font-weight-complex="normal"/>
    </style:style>
    <style:style style:name="T9" style:family="text">
      <style:text-properties style:font-name="Liberation Serif" fo:font-size="12pt" fo:font-weight="normal" officeooo:rsid="012fd0fb" style:font-size-asian="12pt" style:font-weight-asian="normal" style:font-size-complex="12pt" style:font-weight-complex="normal"/>
    </style:style>
    <style:style style:name="T10" style:family="text">
      <style:text-properties style:font-name="Liberation Serif" fo:font-weight="normal" style:font-size-asian="12pt" style:font-weight-asian="normal" style:font-weight-complex="normal"/>
    </style:style>
    <style:style style:name="T11" style:family="text">
      <style:text-properties style:font-name="Liberation Serif" fo:font-weight="normal" officeooo:rsid="012fd0fb" style:font-size-asian="12pt" style:font-weight-asian="normal" style:font-weight-complex="normal"/>
    </style:style>
    <style:style style:name="T12" style:family="text">
      <style:text-properties style:font-name="Liberation Serif" fo:font-weight="normal" officeooo:rsid="01374128" style:font-size-asian="12pt" style:font-weight-asian="normal" style:font-weight-complex="normal"/>
    </style:style>
    <style:style style:name="T13" style:family="text">
      <style:text-properties style:font-name="Liberation Serif" fo:font-weight="normal" officeooo:rsid="013370ab" style:font-size-asian="12pt" style:font-weight-asian="normal" style:font-weight-complex="normal"/>
    </style:style>
    <style:style style:name="T14" style:family="text">
      <style:text-properties style:font-name="Liberation Serif" fo:font-weight="normal" officeooo:rsid="0134b986" style:font-size-asian="12pt" style:font-weight-asian="normal" style:font-weight-complex="normal"/>
    </style:style>
    <style:style style:name="T15" style:family="text">
      <style:text-properties style:font-name="Liberation Serif" fo:font-weight="normal" officeooo:rsid="0135c665" style:font-size-asian="12pt" style:font-weight-asian="normal" style:font-weight-complex="normal"/>
    </style:style>
    <style:style style:name="T16" style:family="text">
      <style:text-properties style:font-name="Liberation Serif" fo:font-weight="normal" officeooo:rsid="0131df24" style:font-weight-asian="normal" style:font-weight-complex="normal"/>
    </style:style>
    <style:style style:name="T17" style:family="text">
      <style:text-properties style:font-name="Liberation Serif" fo:font-weight="bold" officeooo:rsid="012881c2" style:font-size-asian="12pt" style:font-weight-asian="bold" style:font-weight-complex="bold"/>
    </style:style>
    <style:style style:name="T18" style:family="text">
      <style:text-properties style:font-name="Liberation Serif" fo:font-weight="bold" officeooo:rsid="012fd0fb" style:font-size-asian="12pt" style:font-weight-asian="bold" style:font-weight-complex="bold"/>
    </style:style>
    <style:style style:name="T19" style:family="text">
      <style:text-properties style:font-name="Liberation Serif" fo:font-weight="bold" officeooo:rsid="0131df24" style:font-weight-asian="bold" style:font-weight-complex="bold"/>
    </style:style>
    <style:style style:name="T20" style:family="text">
      <style:text-properties officeooo:rsid="00a27f03"/>
    </style:style>
    <style:style style:name="T21" style:family="text">
      <style:text-properties officeooo:rsid="00a8bc8b"/>
    </style:style>
    <style:style style:name="T22" style:family="text">
      <style:text-properties officeooo:rsid="00ba1ae0"/>
    </style:style>
    <style:style style:name="T23" style:family="text">
      <style:text-properties fo:font-weight="bold" style:font-weight-asian="bold" style:font-weight-complex="bold"/>
    </style:style>
    <style:style style:name="T24" style:family="text">
      <style:text-properties officeooo:rsid="0125143a"/>
    </style:style>
    <style:style style:name="T25" style:family="text">
      <style:text-properties officeooo:rsid="012fd0fb"/>
    </style:style>
    <style:style style:name="T26" style:family="text">
      <style:text-properties officeooo:rsid="013155fd"/>
    </style:style>
    <style:style style:name="T27" style:family="text">
      <style:text-properties officeooo:rsid="013211d3"/>
    </style:style>
    <style:style style:name="T28" style:family="text">
      <style:text-properties officeooo:rsid="013370ab"/>
    </style:style>
    <style:style style:name="T29" style:family="text">
      <style:text-properties officeooo:rsid="01394b84"/>
    </style:style>
    <style:style style:name="T30" style:family="text">
      <style:text-properties officeooo:rsid="013a48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ST<text:span text:style-name="T20">0006</text:span> – <text:span text:style-name="T22">Computer Programming Foundations</text:span></text:h>
      <text:h text:style-name="P22" text:outline-level="2">INTRODUCTION <text:span text:style-name="T21">to WEEK03</text:span></text:h>
      <text:p text:style-name="P16"><text:span text:style-name="T1">In this lecture and lab section we are going to </text:span><text:span text:style-name="T3">go over all the things we learned in this weeks lecture. <text:s/>We will change spacing, use extra white space, go over semantics. <text:s/>We will use both Code::Blocks and Thonny for this lab, so if you haven’t installed it yet, go through the previous lab in which we did this.</text:span></text:p>
      <text:p text:style-name="P17"><text:span text:style-name="T2">Before we begin, create a new Code::Blocks project and name it “2018W_CST0006_LAB04”.</text:span></text:p>
      <text:p text:style-name="P18"><text:span text:style-name="T4">R</text:span><text:span text:style-name="T2">un both “</text:span><text:span text:style-name="T5">Curly brace placement example </text:span><text:span text:style-name="T6">1</text:span><text:span text:style-name="T8">” </text:span><text:span text:style-name="T9">and “</text:span><text:span text:style-name="T5">Curly brace placement example </text:span><text:span text:style-name="T7">2</text:span><text:span text:style-name="T8">” </text:span><text:span text:style-name="T9">and answer question 1 on the answer sheet.</text:span></text:p>
      <text:h text:style-name="P24" text:outline-level="2">White Spaces</text:h>
      <text:p text:style-name="P5">As we can <text:span text:style-name="T25">see from the above example, f</text:span>or some languages, <text:span text:style-name="T25">curly brace placement is </text:span>purely cosmetic. <text:span text:style-name="T25"><text:s text:c="2"/>Similarly, for some languages, white space and indentation is also purely cosmetic. <text:s/>Code Blocks allow you to group your ideas together so that you can visually separate them which will allow you to read your code solution in the way you have it formulated in your brain.</text:span></text:p>
      <text:p text:style-name="P4"><text:span text:style-name="T25">Here is an example of code that has removed the cosmetic white space. <text:s/></text:span></text:p>
      <table:table table:name="Table2" table:style-name="Table2">
        <table:table-column table:style-name="Table2.A"/>
        <table:table-row>
          <table:table-cell table:style-name="Table2.A1" office:value-type="string">
            <text:p text:style-name="P19">#include &lt;stdio.h&gt;</text:p>
            <text:p text:style-name="P19"/>
            <text:p text:style-name="P19">int main(){<text:span text:style-name="T24">int i=0;for(i=0;i&lt;10;i++){</text:span>printf("<text:span text:style-name="T24">Number </text:span>%<text:span text:style-name="T24">d</text:span>\n", <text:span text:style-name="T24">i</text:span>);<text:span text:style-name="T24">}</text:span>return 0;}</text:p>
          </table:table-cell>
        </table:table-row>
      </table:table>
      <text:p text:style-name="Standard"/>
      <text:p text:style-name="P3">Run this code in <text:span text:style-name="T26">C</text:span>ode::<text:span text:style-name="T26">B</text:span>locks and answer question 2 on the answer sheet.</text:p>
      <text:p text:style-name="P3"/>
      <text:h text:style-name="P25" text:outline-level="2">Indentation</text:h>
      <text:p text:style-name="P6">Next we are going to run the Python example using “<text:span text:style-name="T23">Indentation example 1</text:span>” from the lecture notes in Thonny. <text:s/>For this part we are going to see what happens when you change the indentation.</text:p>
      <text:p text:style-name="P6">Answer question 3 on the answer sheet.</text:p>
      <text:h text:style-name="P23" text:outline-level="2">White Spaces <text:span text:style-name="T29">(Output)</text:span></text:h>
      <text:p text:style-name="P6">As we’ve <text:span text:style-name="T27">discovered, white space matters a lot. <text:s/>They allow us to organize code into clear thoughts and ideas. <text:s/>They are sometimes purely cosmetic and others a part of the syntactic structure of the language.</text:span></text:p>
      <text:p text:style-name="P8">We also have to consider white spaces when we are expecting output too. <text:s/>For this part we are going to use the code example from <text:span text:style-name="T11">“</text:span><text:span text:style-name="T17">Curly brace placement example </text:span><text:span text:style-name="T18">2</text:span><text:span text:style-name="T12">” </text:span><text:span text:style-name="T10">in the lecture notes and play around with white space output in Code::Blocks.</text:span></text:p>
      <text:p text:style-name="P8"><text:span text:style-name="T10">Answer question 4 on the answer sheet.</text:span></text:p>
      <text:h text:style-name="P23" text:outline-level="2"><text:soft-page-break/>Tabs vs Spaces</text:h>
      <text:p text:style-name="P10"><text:span text:style-name="T10">As we learned, not everyone uses the same coding conventions. <text:s/>We are going to assume we’ve been hired by a new company and the development team uses only 2 spaces for an indent and they use spaces instead of tabs. <text:s/></text:span></text:p>
      <text:p text:style-name="P10"><text:span text:style-name="T10">We will now change these two options in Code::Blocks that will allow us to automatically use this new coding convention.</text:span></text:p>
      <text:list xml:id="list259689495" text:style-name="L1">
        <text:list-item>
          <text:p text:style-name="P11"><text:span text:style-name="T10">Go to Settings in the menu, <text:s/>Choose Editor…</text:span></text:p>
        </text:list-item>
        <text:list-item>
          <text:p text:style-name="P11"><text:span text:style-name="T10">Make sure “Use TAB character” is unchecked. <text:s/>(that forces tabs to become spaces)</text:span></text:p>
        </text:list-item>
        <text:list-item>
          <text:p text:style-name="P11"><text:span text:style-name="T10">Change “TAB size in spaces:” to 2</text:span></text:p>
        </text:list-item>
      </text:list>
      <text:p text:style-name="P12"><text:span text:style-name="T10">After making these changes, go back to your code, and delete all the tabs then using the tab key, re-enter all the indents.</text:span></text:p>
      <text:p text:style-name="P9"><text:span text:style-name="T13">Answer question 5 on the answer sheet.</text:span></text:p>
      <text:h text:style-name="P23" text:outline-level="2">Semantics</text:h>
      <text:p text:style-name="P15"><text:span text:style-name="T10">As we discussed, sometimes the results of what you think you will get don’t match what actually happened. <text:s/>Let’s assume that we wanted a print out of Number 1 → Number 10, </text:span><text:span text:style-name="T15">instead of Number 0 → Number 9, </text:span><text:span text:style-name="T10">but we didn’t code it properly. <text:s/></text:span></text:p>
      <text:p text:style-name="P15"><text:span text:style-name="T10">So you now need to change the code so that you get this result.</text:span></text:p>
      <text:p text:style-name="P15"><text:span text:style-name="T10"/></text:p>
      <text:p text:style-name="P13"><text:span text:style-name="T10">Using </text:span><text:span text:style-name="T11">“</text:span><text:span text:style-name="T17">Curly brace placement example </text:span><text:span text:style-name="T18">2</text:span><text:span text:style-name="T12">” </text:span><text:span text:style-name="T14">change the code in Code::Blocks so that you get the required solution.</text:span></text:p>
      <text:p text:style-name="P14"><text:span text:style-name="T10">Copy and paste your solution to question 1 under Semantics on the answer sheet. </text:span></text:p>
      <text:p text:style-name="P14"><text:span text:style-name="T10"/></text:p>
      <text:p text:style-name="P13"><text:span text:style-name="T10">Using </text:span><text:span text:style-name="T16">“</text:span><text:span text:style-name="T19">Indentation example 1</text:span><text:span text:style-name="T16">”</text:span><text:span text:style-name="T12"> </text:span><text:span text:style-name="T14">change the code in Thonny so that you get the required solution.</text:span></text:p>
      <text:p text:style-name="P14"><text:span text:style-name="T10">Copy and paste your solution to question 2 under Semantics on the answer sheet.</text:span></text:p>
      <text:p text:style-name="P7"/>
      <text:h text:style-name="P21" text:outline-level="3">Marking</text:h>
      <text:p text:style-name="P1"><text:span text:style-name="T30">5</text:span> mark<text:span text:style-name="T30">s</text:span> for <text:span text:style-name="T28">questions answered</text:span></text:p>
      <text:p text:style-name="P2"><text:span text:style-name="T30">5</text:span> mark<text:span text:style-name="T28">s</text:span> for <text:span text:style-name="T28">code solu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shadow="none" style:writing-mode="page"/>
      <style:text-properties style:font-name="Liberation Serif1" fo:font-family="'Liberation Serif'" style:font-style-name="Bold" style:font-family-generic="roman" style:font-pitch="variable" fo:font-size="11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style:page-number="auto" fo:background-color="transparent" style:shadow="none" style:writing-mode="page">
        <style:tab-stops/>
      </style:paragraph-properties>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date>2018-02-15T11:08:25.269490778</dc:date>
    <dc:creator>Cory Hilliard</dc:creator>
    <meta:editing-duration>P4DT12H33M14S</meta:editing-duration>
    <meta:editing-cycles>94</meta:editing-cycles>
    <meta:document-statistic meta:table-count="1" meta:image-count="0" meta:object-count="0" meta:page-count="2" meta:paragraph-count="36" meta:word-count="586" meta:character-count="3353" meta:non-whitespace-character-count="2785"/>
  </office:meta>
</office:document-meta>
</file>